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1.95cm" fo:min-width="6.7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a6a6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1" draw:layer="layout" svg:width="7.2cm" svg:height="2.2cm" svg:x="16cm" svg:y="0.4cm">
          <text:p text:style-name="P1">Appareils électroniqu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2.2cm" svg:x="12.6cm" svg:y="8.6cm">
          <text:p text:style-name="P1">Projecteu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2.2cm" svg:x="20.8cm" svg:y="4.2cm">
          <text:p text:style-name="P1">routeu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2.2cm" svg:x="10.6cm" svg:y="4.4cm">
          <text:p text:style-name="P1">Ordinateu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2.2cm" svg:x="20cm" svg:y="8.6cm">
          <text:p text:style-name="P1">Imprimante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7.2cm" svg:height="2.2cm" svg:x="1.8cm" svg:y="5.6cm">
            <text:p text:style-name="P1">Personne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7.2cm" svg:height="2.2cm" svg:x="1.8cm" svg:y="9.8cm">
            <text:p text:style-name="P1">Utilisateu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cm" svg:height="2cm" svg:x="5.2cm" svg:y="7.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line draw:style-name="gr3" draw:text-style-name="P2" draw:layer="layout" svg:x1="19.6cm" svg:y1="2.6cm" svg:x2="14.6cm" svg:y2="4.4cm">
          <text:p/>
        </draw:line>
        <draw:line draw:style-name="gr3" draw:text-style-name="P2" draw:layer="layout" svg:x1="19.6cm" svg:y1="2.6cm" svg:x2="24.6cm" svg:y2="4.2cm">
          <text:p/>
        </draw:line>
        <draw:line draw:style-name="gr3" draw:text-style-name="P2" draw:layer="layout" svg:x1="19.6cm" svg:y1="2.6cm" svg:x2="17.4cm" svg:y2="8.6cm">
          <text:p/>
        </draw:line>
        <draw:line draw:style-name="gr3" draw:text-style-name="P2" draw:layer="layout" svg:x1="19.6cm" svg:y1="2.6cm" svg:x2="21.4cm" svg:y2="8.6cm">
          <text:p/>
        </draw:line>
        <draw:custom-shape draw:style-name="gr4" draw:text-style-name="P3" draw:layer="layout" svg:width="7.2cm" svg:height="2.2cm" svg:x="1.8cm" svg:y="0.8cm">
          <text:p text:style-name="P1">Salle d’ordinateu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9:54:09.477057659</meta:creation-date>
    <dc:date>2021-02-18T20:10:35.331699190</dc:date>
    <meta:editing-duration>PT16M25S</meta:editing-duration>
    <meta:editing-cycles>3</meta:editing-cycles>
    <meta:generator>LibreOffice/6.4.6.2$Linux_X86_64 LibreOffice_project/40$Build-2</meta:generator>
    <meta:document-statistic meta:object-count="37"/>
  </office:meta>
</office:document-meta>
</file>